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8.6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15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>
            <text:p>REQUISITOS FUNCIONA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rimeiro realiza a calibragem do sistema afim de calibrar a maior distância no comodo para controle de presença do sensor Ultrassônico com o PIR; <text:s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em presença de ninguém detectada pelo sensor PIR o sistema fica com os equipamentos desligados em modo de monitoramento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tectada a presença com sensor PIR então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 sensor ultrassônico monitora a distância que a pessoa ficará do aparelho de monitoramento visto que será menor que a maior distância do comodo.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ivará o rele para ligar os dispositivos conectados ao aparelho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 cada 5 segundos será realizada uma nova verificação da distância da pessoa pelo sensor <text:s/>ultrassônico junto com o sensor PIR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so a distância volte ao valor máximo e não tenha movimento detectado os equipamentos são desligados e volta ao estado de monitoramento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nquanto a distância for menor que a maior distância encontrada na calibração do sistema os aparelhos permanecerão ligados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 Display informará a umidade em porcentagem do ambiente e a temperatura do ambiente em graus Celsius vinda do sensor de umidade e temperatura,</text:p>
            <text:p> presença ou não de alguém detectada, distância que o sensor ultrassônico esta verificando em centímetros, o tempo de economia do sistema por desligar os</text:p>
            <text:p> equipamentos conectados e o consumo total em amperes que o sistema consumiu fazendo a somatória dos valores informados pelo sensor de corrente.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-00-0000</text:date>, <text:time style:data-style-name="N2" text:time-value="10:58:45.7525730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0:44:52.334474033</meta:creation-date>
    <dc:date>2019-11-17T11:18:45.952942075</dc:date>
    <meta:editing-duration>PT33M9S</meta:editing-duration>
    <meta:editing-cycles>12</meta:editing-cycles>
    <meta:generator>LibreOffice/6.0.7.3$Linux_X86_64 LibreOffice_project/00m0$Build-3</meta:generator>
    <meta:document-statistic meta:table-count="1" meta:cell-count="10" meta:object-count="0"/>
  </office:meta>
</office:document-meta>
</file>